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Hamcrest.reportMatcher( Matcher &lt; T &gt; matcher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Hamcrest.argThat( Matcher &lt; T &gt; matcher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toHamcrest.reportMatcher( Matcher &lt; 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Hamcrest.reportMatcher( final HamcrestArgumentMatcher &lt; 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Hamcrest.charThat( Matcher &lt; Character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toHamcrest.booleanThat( Matcher &lt; Boolean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toHamcrest.shortThat( Matcher &lt; Shor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toHamcrest.intThat( Matcher &lt; Integer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toHamcrest.byteThat( Matcher &lt; Byte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toHamcrest.argThat( Matcher &lt; 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toHamcrest.MockitoHamcr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ckitoHamcrest.doubleThat( Matcher &lt; Double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toHamcrest.floatThat( Matcher &lt; Floa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toHamcrest.longThat( Matcher &lt; Long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